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jp-code-font-family" svg:font-family="'var jp-code-font-family'"/>
  </office:font-face-decls>
  <office:automatic-styles>
    <style:style style:name="P1" style:family="paragraph" style:parent-style-name="Preformatted_20_Text">
      <style:paragraph-properties fo:margin-top="0cm" fo:margin-bottom="0cm" style:contextual-spacing="false" fo:text-align="start" style:justify-single-word="false" fo:padding="0cm" fo:border="none"/>
      <style:text-properties style:font-name="var jp-code-font-family" fo:background-color="transparent" loext:padding="0cm" loext:border="none"/>
    </style:style>
    <style:style style:name="P2"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style:font-name="var jp-code-font-family" fo:font-size="9.75pt" fo:letter-spacing="normal" fo:font-style="normal" fo:font-weight="normal"/>
    </style:style>
    <style:style style:name="P3" style:family="paragraph" style:parent-style-name="Preformatted_20_Text">
      <style:paragraph-properties fo:text-align="start" style:justify-single-word="false"/>
      <style:text-properties fo:font-variant="normal" fo:text-transform="none" style:font-name="var jp-code-font-family" fo:font-size="9.75pt" fo:letter-spacing="normal" fo:font-style="normal" fo:font-weight="normal" officeooo:rsid="00205196" officeooo:paragraph-rsid="00205196"/>
    </style:style>
    <style:style style:name="P4" style:family="paragraph" style:parent-style-name="Preformatted_20_Text">
      <style:paragraph-properties fo:text-align="start" style:justify-single-word="false"/>
      <style:text-properties fo:font-variant="normal" fo:text-transform="none" style:font-name="var jp-code-font-family" fo:font-size="9.75pt" fo:letter-spacing="normal" fo:font-style="normal" fo:font-weight="normal" officeooo:rsid="0020e171" officeooo:paragraph-rsid="0020e171"/>
    </style:style>
    <style:style style:name="P5"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style:font-name="var jp-code-font-family" fo:font-size="9.75pt" fo:letter-spacing="normal" fo:font-style="normal" fo:font-weight="normal" officeooo:rsid="0020e171" officeooo:paragraph-rsid="0020e171" style:font-weight-asian="normal" style:font-weight-complex="normal"/>
    </style:style>
    <style:style style:name="P6" style:family="paragraph" style:parent-style-name="Preformatted_20_Text">
      <style:paragraph-properties fo:text-align="start" style:justify-single-word="false"/>
      <style:text-properties fo:font-variant="normal" fo:text-transform="none" style:font-name="var jp-code-font-family" fo:font-size="9.75pt" fo:letter-spacing="normal" fo:font-style="normal" fo:font-weight="normal" officeooo:rsid="0020e171" officeooo:paragraph-rsid="0020e171" style:font-weight-asian="normal" style:font-weight-complex="normal"/>
    </style:style>
    <style:style style:name="P7"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fo:letter-spacing="normal"/>
    </style:style>
    <style:style style:name="P8" style:family="paragraph" style:parent-style-name="Preformatted_20_Text">
      <style:paragraph-properties fo:text-align="start" style:justify-single-word="false"/>
      <style:text-properties fo:font-variant="normal" fo:text-transform="none" fo:letter-spacing="normal" officeooo:rsid="0020e171" officeooo:paragraph-rsid="0020e171"/>
    </style:style>
    <style:style style:name="P9" style:family="paragraph" style:parent-style-name="Preformatted_20_Text">
      <style:paragraph-properties fo:text-align="start" style:justify-single-word="false"/>
      <style:text-properties fo:font-variant="normal" fo:text-transform="none" fo:letter-spacing="normal" fo:font-weight="normal" officeooo:rsid="0020e171" officeooo:paragraph-rsid="0020e171" style:font-weight-asian="normal" style:font-weight-complex="normal"/>
    </style:style>
    <style:style style:name="P10" style:family="paragraph" style:parent-style-name="Preformatted_20_Text">
      <style:paragraph-properties fo:text-align="start" style:justify-single-word="false"/>
      <style:text-properties fo:font-variant="normal" fo:text-transform="none" fo:letter-spacing="normal" fo:font-weight="normal" officeooo:rsid="0022953d" officeooo:paragraph-rsid="0022953d" style:font-weight-asian="normal" style:font-weight-complex="normal"/>
    </style:style>
    <style:style style:name="P11"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style:font-name="Liberation Serif" fo:font-size="12pt" fo:letter-spacing="normal" fo:font-style="normal" fo:font-weight="normal" style:font-size-asian="12pt" style:font-size-complex="12pt"/>
    </style:style>
    <style:style style:name="P12"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style:font-name="Liberation Serif" fo:font-size="12pt" fo:letter-spacing="normal" fo:font-style="normal" fo:font-weight="normal" officeooo:rsid="0020e171" officeooo:paragraph-rsid="0020e171" style:font-size-asian="12pt" style:font-size-complex="12pt"/>
    </style:style>
    <style:style style:name="P13" style:family="paragraph" style:parent-style-name="Preformatted_20_Text">
      <style:paragraph-properties fo:margin-top="0cm" fo:margin-bottom="0cm" style:contextual-spacing="false" fo:text-align="center" style:justify-single-word="false" fo:orphans="2" fo:widows="2" fo:padding="0cm" fo:border="none"/>
      <style:text-properties fo:font-variant="normal" fo:text-transform="none" style:font-name="Liberation Serif" fo:font-size="12pt" fo:letter-spacing="normal" fo:font-style="normal" fo:font-weight="normal" officeooo:rsid="0020e171" officeooo:paragraph-rsid="0020e171" style:font-size-asian="12pt" style:font-size-complex="12pt"/>
    </style:style>
    <style:style style:name="P14" style:family="paragraph" style:parent-style-name="Preformatted_20_Text">
      <style:paragraph-properties fo:margin-top="0cm" fo:margin-bottom="0cm" style:contextual-spacing="false" fo:text-align="start" style:justify-single-word="false" fo:orphans="2" fo:widows="2" fo:padding="0cm" fo:border="none"/>
      <style:text-properties fo:font-variant="normal" fo:text-transform="none" style:font-name="Liberation Serif" fo:font-size="12pt" fo:letter-spacing="normal" fo:font-style="normal" fo:font-weight="normal" officeooo:rsid="0020e171" officeooo:paragraph-rsid="0020e171" style:font-size-asian="12pt" style:font-weight-asian="normal" style:font-size-complex="12pt" style:font-weight-complex="normal"/>
    </style:style>
    <style:style style:name="P15" style:family="paragraph" style:parent-style-name="Preformatted_20_Text">
      <style:paragraph-properties fo:text-align="start" style:justify-single-word="false"/>
      <style:text-properties officeooo:rsid="00205196" officeooo:paragraph-rsid="00205196" fo:background-color="transparent" loext:padding="0cm" loext:border="none"/>
    </style:style>
    <style:style style:name="P16" style:family="paragraph" style:parent-style-name="Preformatted_20_Text">
      <style:paragraph-properties fo:margin-top="0cm" fo:margin-bottom="0cm" style:contextual-spacing="false" fo:text-align="start" style:justify-single-word="false" fo:orphans="2" fo:widows="2" fo:padding="0cm" fo:border="none"/>
    </style:style>
    <style:style style:name="P17" style:family="paragraph" style:parent-style-name="Standard">
      <style:paragraph-properties fo:text-align="center" style:justify-single-word="false"/>
      <style:text-properties officeooo:rsid="001f8b3d" officeooo:paragraph-rsid="001f8b3d"/>
    </style:style>
    <style:style style:name="P18" style:family="paragraph" style:parent-style-name="Standard">
      <style:paragraph-properties fo:text-align="start" style:justify-single-word="false"/>
      <style:text-properties officeooo:rsid="001f8b3d" officeooo:paragraph-rsid="001f8b3d"/>
    </style:style>
    <style:style style:name="P19" style:family="paragraph" style:parent-style-name="Standard">
      <style:paragraph-properties fo:text-align="start" style:justify-single-word="false"/>
      <style:text-properties officeooo:rsid="00205196" officeooo:paragraph-rsid="00205196"/>
    </style:style>
    <style:style style:name="P20" style:family="paragraph" style:parent-style-name="Standard">
      <style:paragraph-properties fo:text-align="start" style:justify-single-word="false"/>
      <style:text-properties officeooo:rsid="00205196" officeooo:paragraph-rsid="0020e171"/>
    </style:style>
    <style:style style:name="P21" style:family="paragraph" style:parent-style-name="Standard">
      <style:paragraph-properties fo:text-align="center" style:justify-single-word="false"/>
      <style:text-properties officeooo:rsid="00205196" officeooo:paragraph-rsid="00205196"/>
    </style:style>
    <style:style style:name="P22" style:family="paragraph" style:parent-style-name="Standard">
      <style:paragraph-properties fo:text-align="start" style:justify-single-word="false"/>
      <style:text-properties officeooo:rsid="0020e171" officeooo:paragraph-rsid="0020e171"/>
    </style:style>
    <style:style style:name="P23" style:family="paragraph" style:parent-style-name="Standard">
      <style:paragraph-properties fo:text-align="center" style:justify-single-word="false"/>
      <style:text-properties officeooo:rsid="0020e171" officeooo:paragraph-rsid="0020e171"/>
    </style:style>
    <style:style style:name="P24" style:family="paragraph" style:parent-style-name="Standard">
      <style:paragraph-properties fo:text-align="start" style:justify-single-word="false"/>
      <style:text-properties fo:font-weight="normal" officeooo:rsid="0020e171" officeooo:paragraph-rsid="0020e171" style:font-weight-asian="normal" style:font-weight-complex="normal"/>
    </style:style>
    <style:style style:name="P25" style:family="paragraph" style:parent-style-name="Standard">
      <style:paragraph-properties fo:text-align="center" style:justify-single-word="false"/>
      <style:text-properties fo:font-weight="normal" officeooo:rsid="0020e171" officeooo:paragraph-rsid="0020e171" style:font-weight-asian="normal" style:font-weight-complex="normal"/>
    </style:style>
    <style:style style:name="P26" style:family="paragraph" style:parent-style-name="Standard">
      <style:paragraph-properties fo:text-align="start" style:justify-single-word="false"/>
      <style:text-properties fo:font-weight="normal" officeooo:rsid="00223797" officeooo:paragraph-rsid="00223797" style:font-weight-asian="normal" style:font-weight-complex="normal"/>
    </style:style>
    <style:style style:name="P27" style:family="paragraph" style:parent-style-name="Standard">
      <style:paragraph-properties fo:text-align="start" style:justify-single-word="false"/>
      <style:text-properties fo:font-weight="normal" officeooo:rsid="0022953d" officeooo:paragraph-rsid="0022953d" style:font-weight-asian="normal" style:font-weight-complex="normal"/>
    </style:style>
    <style:style style:name="P28" style:family="paragraph" style:parent-style-name="Standard">
      <style:paragraph-properties fo:text-align="start" style:justify-single-word="false"/>
      <style:text-properties style:font-name="Liberation Serif" fo:font-size="12pt" fo:font-weight="normal" officeooo:rsid="0020e171" officeooo:paragraph-rsid="0020e171"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Liberation Serif" fo:font-size="12pt" fo:font-weight="normal" officeooo:rsid="0020e171" officeooo:paragraph-rsid="0020e171" style:font-size-asian="12pt" style:font-weight-asian="normal" style:font-size-complex="12pt" style:font-weight-complex="normal"/>
    </style:style>
    <style:style style:name="P30" style:family="paragraph" style:parent-style-name="Text_20_body">
      <style:paragraph-properties fo:margin-left="0cm" fo:margin-right="0cm" fo:margin-top="0cm" fo:margin-bottom="0cm" style:contextual-spacing="false" fo:orphans="1" fo:widows="2" fo:text-indent="0cm" style:auto-text-indent="false"/>
      <style:text-properties fo:background-color="transparent" loext:padding="0cm" loext:border="none"/>
    </style:style>
    <style:style style:name="T1" style:family="text">
      <style:text-properties officeooo:rsid="00205196"/>
    </style:style>
    <style:style style:name="T2" style:family="text">
      <style:text-properties style:text-position="super 58%"/>
    </style:style>
    <style:style style:name="T3" style:family="text">
      <style:text-properties style:text-position="0% 100%"/>
    </style:style>
    <style:style style:name="T4" style:family="text">
      <style:text-properties style:font-name="var jp-code-font-family"/>
    </style:style>
    <style:style style:name="T5" style:family="text">
      <style:text-properties style:font-name="var jp-code-font-family" fo:font-size="9.75pt" fo:font-style="normal"/>
    </style:style>
    <style:style style:name="T6" style:family="text">
      <style:text-properties style:font-name="var jp-code-font-family" fo:font-size="9.75pt" fo:font-style="normal" fo:font-weight="normal"/>
    </style:style>
    <style:style style:name="T7" style:family="text">
      <style:text-properties officeooo:rsid="00223797"/>
    </style:style>
    <style:style style:name="T8" style:family="text">
      <style:text-properties fo:font-size="12pt" style:font-size-asian="12pt" style:font-size-complex="12pt"/>
    </style:style>
    <style:style style:name="T9"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ERCISE 4</text:p>
      <text:p text:style-name="P17"/>
      <text:p text:style-name="P17">PROGRAM 1</text:p>
      <text:p text:style-name="P17"/>
      <text:p text:style-name="P18">AIM :</text:p>
      <text:p text:style-name="P18"/>
      <text:p text:style-name="P18">Write a python program to impl<text:span text:style-name="T1">e</text:span>ment list-to series conversion</text:p>
      <text:p text:style-name="P18"/>
      <text:p text:style-name="P19">CODE:</text:p>
      <text:p text:style-name="P19"/>
      <text:p text:style-name="P19">import pandas as pd</text:p>
      <text:p text:style-name="P19">lst =[1,2,3,4,5]</text:p>
      <text:p text:style-name="P19">print(pd.Series(lst))</text:p>
      <text:p text:style-name="P19"/>
      <text:p text:style-name="P19"/>
      <text:p text:style-name="P19">OUTPUT:</text:p>
      <text:p text:style-name="P19"/>
      <text:p text:style-name="P3">0 <text:s text:c="3"/>1</text:p>
      <text:p text:style-name="P2">1 <text:s text:c="3"/>2</text:p>
      <text:p text:style-name="P2">2 <text:s text:c="3"/>3</text:p>
      <text:p text:style-name="P2">3 <text:s text:c="3"/>4</text:p>
      <text:p text:style-name="P2">4 <text:s text:c="3"/>5</text:p>
      <text:p text:style-name="P2">dtype: int64</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PROGRAM 2</text:p>
      <text:p text:style-name="P19"/>
      <text:p text:style-name="P19">AIM:</text:p>
      <text:p text:style-name="P19">Write a python program to generate the series of dates from first May 2021 to 12<text:span text:style-name="T2">th</text:span> May 2022(both inclusive)</text:p>
      <text:p text:style-name="P19"/>
      <text:p text:style-name="P19">CODE:</text:p>
      <text:p text:style-name="P19"/>
      <text:p text:style-name="P19">import pandas as pd</text:p>
      <text:p text:style-name="P19">dat = pd.date_range(start='05-01-2021' , end='05-12-2021')</text:p>
      <text:p text:style-name="P19">print(dat)</text:p>
      <text:p text:style-name="P19"/>
      <text:p text:style-name="P19"/>
      <text:p text:style-name="P19">OUTPUT:</text:p>
      <text:p text:style-name="P19"/>
      <text:p text:style-name="P3">DatetimeIndex(['2021-05-01', '2021-05-02', '2021-05-03', '2021-05-04',</text:p>
      <text:p text:style-name="P7"><text:s text:c="15"/><text:span text:style-name="T6">'2021-05-05', '2021-05-06', '2021-05-07', '2021-05-08',</text:span></text:p>
      <text:p text:style-name="P7"><text:s text:c="15"/><text:span text:style-name="T6">'2021-05-09', '2021-05-10', '2021-05-11', '2021-05-12'],</text:span></text:p>
      <text:p text:style-name="P7"><text:s text:c="14"/><text:span text:style-name="T6">dtype='datetime64[ns]', freq='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PROGRAM 3</text:p>
      <text:p text:style-name="P19"/>
      <text:p text:style-name="P19">AIM:</text:p>
      <text:p text:style-name="P19"/>
      <text:p text:style-name="P19">Given a dictionary convert it into corresponding dataframe and display it.</text:p>
      <text:p text:style-name="P19"/>
      <text:p text:style-name="P19">CODE:</text:p>
      <text:p text:style-name="P19"/>
      <text:p text:style-name="P19">import pandas as pd</text:p>
      <text:p text:style-name="P19">data= {'name': ['john','sarah'],</text:p>
      <text:p text:style-name="P19"><text:s text:c="7"/>'Age': [21,20],</text:p>
      <text:p text:style-name="P19"><text:s text:c="8"/>'Courses': ['CS','Physics']}</text:p>
      <text:p text:style-name="P19">df = pd.DataFrame.from_dict(data)</text:p>
      <text:p text:style-name="P19">print(df)</text:p>
      <text:p text:style-name="P19"/>
      <text:p text:style-name="P19"/>
      <text:p text:style-name="P19">OUTPUT:</text:p>
      <text:p text:style-name="P19"/>
      <text:p text:style-name="P15"><text:s text:c="4"/><text:span text:style-name="T4">name <text:s/>Age <text:s/>Courses</text:span></text:p>
      <text:p text:style-name="P1">0 <text:s text:c="2"/>john <text:s text:c="2"/>21 <text:s text:c="6"/>CS</text:p>
      <text:p text:style-name="P1">1 <text:s/>sarah <text:s text:c="2"/>20 <text:s/>Physics</text:p>
      <text:p text:style-name="P3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PROGRAM 4</text:p>
      <text:p text:style-name="P19"/>
      <text:p text:style-name="P19">AIM:</text:p>
      <text:p text:style-name="P19"/>
      <text:p text:style-name="P19">Given a 2D list convert it into corresponding dataframe and display it.</text:p>
      <text:p text:style-name="P19"/>
      <text:p text:style-name="P19">CODE:</text:p>
      <text:p text:style-name="P19"/>
      <text:p text:style-name="P20">import pandas as pd</text:p>
      <text:p text:style-name="P19">lst =[ ['Apple',150],</text:p>
      <text:p text:style-name="P19"><text:s text:c="6"/>['orange',65],</text:p>
      <text:p text:style-name="P19"><text:s text:c="6"/>['avacado',165]]</text:p>
      <text:p text:style-name="P19">df = pd.DataFrame(lst,columns =['Fruits','Price'])</text:p>
      <text:p text:style-name="P19">print(df)</text:p>
      <text:p text:style-name="P19"/>
      <text:p text:style-name="P19"/>
      <text:p text:style-name="P22">OUTPUT:</text:p>
      <text:p text:style-name="P22"/>
      <text:p text:style-name="P8"><text:s text:c="4"/><text:span text:style-name="T6">Fruits <text:s/>Price</text:span></text:p>
      <text:p text:style-name="P2">0 <text:s text:c="3"/>Apple <text:s text:c="3"/>150</text:p>
      <text:p text:style-name="P2">1 <text:s text:c="2"/>orange <text:s text:c="4"/>65</text:p>
      <text:p text:style-name="P2">2 <text:s/>avacado <text:s text:c="3"/>165</text:p>
      <text:p text:style-name="P2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soft-page-break/>PROGRAM 5</text:p>
      <text:p text:style-name="P22"/>
      <text:p text:style-name="P22">AIM:</text:p>
      <text:p text:style-name="P22"/>
      <text:p text:style-name="P22">Given a CSV file read it into a dataframe and display it.</text:p>
      <text:p text:style-name="P22"/>
      <text:p text:style-name="P22">CODE:</text:p>
      <text:p text:style-name="P22"/>
      <text:p text:style-name="P22">import panda as pd</text:p>
      <text:p text:style-name="P22">df = pd.read_csv("details.csv")</text:p>
      <text:p text:style-name="P22">print(df)</text:p>
      <text:p text:style-name="P22"/>
      <text:p text:style-name="P22"/>
      <text:p text:style-name="P22">OUTPUT:</text:p>
      <text:p text:style-name="P22"/>
      <text:p text:style-name="P8"><text:s text:c="6"/><text:span text:style-name="T6">Name <text:s/>Age <text:s/>Gender</text:span></text:p>
      <text:p text:style-name="P2">0 <text:s/>Anamika <text:s text:c="2"/>22 <text:s/>Female</text:p>
      <text:p text:style-name="P2">1 <text:s text:c="5"/>Ann <text:s text:c="2"/>22 <text:s/>Female</text:p>
      <text:p text:style-name="P2">2 <text:s text:c="2"/>Joseph <text:s text:c="2"/>20 <text:s text:c="3"/>Mal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PROGRAM 6</text:p>
      <text:p text:style-name="P22"><text:soft-page-break/></text:p>
      <text:p text:style-name="P22">AIM:</text:p>
      <text:p text:style-name="P22"/>
      <text:p text:style-name="P22">Given a dataframe sort it by multiple columns</text:p>
      <text:p text:style-name="P22"/>
      <text:p text:style-name="P22"/>
      <text:p text:style-name="P22">CODE:</text:p>
      <text:p text:style-name="P22"><text:s/></text:p>
      <text:p text:style-name="P22">import panda as pd</text:p>
      <text:p text:style-name="P22">datafra ={'Name':['Anna','Elsa','Christoph'],</text:p>
      <text:p text:style-name="P22"><text:s text:c="10"/>'Score':[12.5,9,16.5],</text:p>
      <text:p text:style-name="P22"><text:s text:c="11"/>'Attempts':[1,0,2]}</text:p>
      <text:p text:style-name="P22">df = pd.DataFrame(datafra)</text:p>
      <text:p text:style-name="P22">print("original Dataframe:")</text:p>
      <text:p text:style-name="P22">print(df)</text:p>
      <text:p text:style-name="P22">print("\nSorted Dataframe:")</text:p>
      <text:p text:style-name="P22">print(df.sort_values(['Attempts','Name']))</text:p>
      <text:p text:style-name="P22"/>
      <text:p text:style-name="P22"/>
      <text:p text:style-name="P22">OUTPUT:</text:p>
      <text:p text:style-name="P22"/>
      <text:p text:style-name="P4">original Dataframe:</text:p>
      <text:p text:style-name="P7"><text:s text:c="8"/><text:span text:style-name="T6">Name <text:s/>Score <text:s/>Attempts</text:span></text:p>
      <text:p text:style-name="P2">0 <text:s text:c="6"/>Anna <text:s text:c="2"/>12.5 <text:s text:c="8"/>1</text:p>
      <text:p text:style-name="P2">1 <text:s text:c="6"/>Elsa <text:s text:c="3"/>9.0 <text:s text:c="8"/>0</text:p>
      <text:p text:style-name="P2">2 <text:s/>Christoph <text:s text:c="2"/>16.5 <text:s text:c="8"/>2</text:p>
      <text:p text:style-name="P16"/>
      <text:p text:style-name="P2">Sorted Dataframe:</text:p>
      <text:p text:style-name="P7"><text:s text:c="8"/><text:span text:style-name="T6">Name <text:s/>Score <text:s/>Attempts</text:span></text:p>
      <text:p text:style-name="P2">1 <text:s text:c="6"/>Elsa <text:s text:c="3"/>9.0 <text:s text:c="8"/>0</text:p>
      <text:p text:style-name="P2">0 <text:s text:c="6"/>Anna <text:s text:c="2"/>12.5 <text:s text:c="8"/>1</text:p>
      <text:p text:style-name="P2">2 <text:s/>Christoph <text:s text:c="2"/>16.5 <text:s text:c="8"/>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3"><text:soft-page-break/>PROGRAM 7</text:p>
      <text:p text:style-name="P12"/>
      <text:p text:style-name="P12">AIM:</text:p>
      <text:p text:style-name="P12"/>
      <text:p text:style-name="P12">Given a dataframe with custom indexing, convert and it to default indexing and display it</text:p>
      <text:p text:style-name="P12"/>
      <text:p text:style-name="P12">CODE:</text:p>
      <text:p text:style-name="P12"/>
      <text:p text:style-name="P12">import panda as pd</text:p>
      <text:p text:style-name="P14">stud ={'name':['Anna','elss'],</text:p>
      <text:p text:style-name="P14"><text:s text:c="7"/>'Marks':[85,77]}</text:p>
      <text:p text:style-name="P14">stud_df=pd.DataFrame(stud,index=['a','b'])</text:p>
      <text:p text:style-name="P14">print(stud_df)</text:p>
      <text:p text:style-name="P14">print("Dataframe with default index")</text:p>
      <text:p text:style-name="P14">stud1=stud_df.reset_index()</text:p>
      <text:p text:style-name="P14">print(stud1)</text:p>
      <text:p text:style-name="P14"/>
      <text:p text:style-name="P5"/>
      <text:p text:style-name="P5"><text:span text:style-name="T9">OUTPUT</text:span>:</text:p>
      <text:p text:style-name="P5"/>
      <text:p text:style-name="P5"><text:s text:c="3"/>name <text:s/>Marks</text:p>
      <text:p text:style-name="P2">a <text:s/>Anna <text:s text:c="4"/>85</text:p>
      <text:p text:style-name="P2">b <text:s/>elss <text:s text:c="4"/>77</text:p>
      <text:p text:style-name="P2"/>
      <text:p text:style-name="P2">Dataframe with default index</text:p>
      <text:p text:style-name="P2"/>
      <text:p text:style-name="P7"><text:s text:c="2"/><text:span text:style-name="T6">index <text:s/>name <text:s/>Marks</text:span></text:p>
      <text:p text:style-name="P2">0 <text:s text:c="4"/>a <text:s/>Anna <text:s text:c="4"/>85</text:p>
      <text:p text:style-name="P2">1 <text:s text:c="4"/>b <text:s/>elss <text:s text:c="4"/>77</text:p>
      <text:p text:style-name="P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
      <text:p text:style-name="P29"/>
      <text:p text:style-name="P29"/>
      <text:p text:style-name="P29"/>
      <text:p text:style-name="P29"><text:soft-page-break/>PROGRAM 8</text:p>
      <text:p text:style-name="P28"/>
      <text:p text:style-name="P28">AIM:</text:p>
      <text:p text:style-name="P28"/>
      <text:p text:style-name="P28">Given a dataframe select first two rows and output them</text:p>
      <text:p text:style-name="P28"/>
      <text:p text:style-name="P28">CODE:</text:p>
      <text:p text:style-name="P28"/>
      <text:p text:style-name="P28">import panda as pd</text:p>
      <text:p text:style-name="P28">datafra ={'Name':['Anna','Elsa','Christoph'],</text:p>
      <text:p text:style-name="P28"><text:s text:c="10"/>'Score':[12.5,9,16.5],</text:p>
      <text:p text:style-name="P28"><text:s text:c="11"/>'Attempts':[1,0,2]}</text:p>
      <text:p text:style-name="P28">df = pd.DataFrame(datafra)</text:p>
      <text:p text:style-name="P28">print(df.head(2))</text:p>
      <text:p text:style-name="P28"/>
      <text:p text:style-name="P28"/>
      <text:p text:style-name="P28">OUTPUT:</text:p>
      <text:p text:style-name="P24"/>
      <text:p text:style-name="P9"><text:s text:c="3"/><text:span text:style-name="T5">Name <text:s/>Score <text:s/>Attempts</text:span></text:p>
      <text:p text:style-name="P2">0 <text:s/>Anna <text:s text:c="2"/>12.5 <text:s text:c="8"/>1</text:p>
      <text:p text:style-name="P2">1 <text:s/>Elsa <text:s text:c="3"/>9.0 <text:s text:c="8"/>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5">PROGRAM 9</text:p>
      <text:p text:style-name="P24"/>
      <text:p text:style-name="P24">AIM:</text:p>
      <text:p text:style-name="P24"/>
      <text:p text:style-name="P24">Given is a dataframe showing name, occupation, salary of people. Find the average salary per occupation.</text:p>
      <text:p text:style-name="P24"/>
      <text:p text:style-name="P24"/>
      <text:p text:style-name="P24">CODE:</text:p>
      <text:p text:style-name="P24"/>
      <text:p text:style-name="P24">import panda as pd</text:p>
      <text:p text:style-name="P24">data = {</text:p>
      <text:p text:style-name="P24"><text:s text:c="4"/>'Name': ['Alice', 'Bob', 'Charlie', 'David', 'Eve'],</text:p>
      <text:p text:style-name="P24"><text:s text:c="4"/>'Occupation': ['Engineer', 'Teacher', 'Doctor', 'Engineer', 'Doctor'],</text:p>
      <text:p text:style-name="P24"><text:s text:c="4"/>'Salary': [60000, 45000, 75000, 65000, 80000]</text:p>
      <text:p text:style-name="P24">}</text:p>
      <text:p text:style-name="P24"/>
      <text:p text:style-name="P24">df = pd.DataFrame(data)</text:p>
      <text:p text:style-name="P24"/>
      <text:p text:style-name="P24">average_salary_per_occupation = df.groupby('Occupation')['Salary'].mean()</text:p>
      <text:p text:style-name="P24"/>
      <text:p text:style-name="P24">print(average_salary_per_occupation)</text:p>
      <text:p text:style-name="P24"/>
      <text:p text:style-name="P24"/>
      <text:p text:style-name="P24">OUTPUT:</text:p>
      <text:p text:style-name="P24"/>
      <text:p text:style-name="P6">Occupation</text:p>
      <text:p text:style-name="P2">Doctor <text:s text:c="5"/>77500.0</text:p>
      <text:p text:style-name="P2">Engineer <text:s text:c="3"/>62500.0</text:p>
      <text:p text:style-name="P2">Teacher <text:s text:c="4"/>45000.0</text:p>
      <text:p text:style-name="P2">Name: Salary, dtype: float64</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5">PROGRAM 10</text:p>
      <text:p text:style-name="P24"/>
      <text:p text:style-name="P24">AIM:</text:p>
      <text:p text:style-name="P24"/>
      <text:p text:style-name="P24">Given a dataframe with NaN values fill the NaN values with zero.</text:p>
      <text:p text:style-name="P24"/>
      <text:p text:style-name="P24">CODE:</text:p>
      <text:p text:style-name="P24"/>
      <text:p text:style-name="P24">import panda as pd</text:p>
      <text:p text:style-name="P24">import numpy as np</text:p>
      <text:p text:style-name="P24">data = {</text:p>
      <text:p text:style-name="P24"><text:s text:c="4"/>'A': [1, 2, np.nan, 4, 5],</text:p>
      <text:p text:style-name="P24"><text:s text:c="4"/>'B': [np.nan, 2, 3, np.nan, 5],</text:p>
      <text:p text:style-name="P24"><text:s text:c="4"/>'C': [1, 2, 3, 4, np.nan]</text:p>
      <text:p text:style-name="P24">}</text:p>
      <text:p text:style-name="P24"/>
      <text:p text:style-name="P24">df = pd.DataFrame(data)</text:p>
      <text:p text:style-name="P24"/>
      <text:p text:style-name="P24">df_filled = df.fillna(0)</text:p>
      <text:p text:style-name="P24"/>
      <text:p text:style-name="P24"/>
      <text:p text:style-name="P24">print(df_filled)</text:p>
      <text:p text:style-name="P24"/>
      <text:p text:style-name="P24"/>
      <text:p text:style-name="P24">OUTPUT:</text:p>
      <text:p text:style-name="P24"/>
      <text:p text:style-name="P9"><text:s text:c="5"/><text:span text:style-name="T5">A <text:s text:c="3"/>B <text:s text:c="3"/>C</text:span></text:p>
      <text:p text:style-name="P2">0 <text:s/>1.0 <text:s/>0.0 <text:s/>1.0</text:p>
      <text:p text:style-name="P2">1 <text:s/>2.0 <text:s/>2.0 <text:s/>2.0</text:p>
      <text:p text:style-name="P2">2 <text:s/>0.0 <text:s/>3.0 <text:s/>3.0</text:p>
      <text:p text:style-name="P2">3 <text:s/>4.0 <text:s/>0.0 <text:s/>4.0</text:p>
      <text:p text:style-name="P2">4 <text:s/>5.0 <text:s/>5.0 <text:s/>0.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5">PROGRAM 11</text:p>
      <text:p text:style-name="P24"/>
      <text:p text:style-name="P24">AIM:</text:p>
      <text:p text:style-name="P24"/>
      <text:p text:style-name="P24">Given a dataframe showing company names(ename) and corresponding profits(profit). Convert the values of profit columns such that the values in it greater than zero are set to True and the rest are set to False;</text:p>
      <text:p text:style-name="P24"/>
      <text:p text:style-name="P24">CODE:</text:p>
      <text:p text:style-name="P24"/>
      <text:p text:style-name="P24">import pandas as pd</text:p>
      <text:p text:style-name="P24"/>
      <text:p text:style-name="P24">data = {</text:p>
      <text:p text:style-name="P24"><text:s text:c="4"/>'cname': ['Company A', 'Company B', 'Company C', 'Company D'],</text:p>
      <text:p text:style-name="P24"><text:s text:c="4"/>'profit': [10000, -5000, 0, 7500]</text:p>
      <text:p text:style-name="P24">}</text:p>
      <text:p text:style-name="P24"/>
      <text:p text:style-name="P24">df = pd.DataFrame(data)</text:p>
      <text:p text:style-name="P24"/>
      <text:p text:style-name="P24">df['profit'] = df['profit'].apply(lambda x: x &gt; 0)</text:p>
      <text:p text:style-name="P24"/>
      <text:p text:style-name="P24">print(df)</text:p>
      <text:p text:style-name="P24"/>
      <text:p text:style-name="P24"/>
      <text:p text:style-name="P24">OUTPUT:</text:p>
      <text:p text:style-name="P24"/>
      <text:p text:style-name="P9"><text:s text:c="7"/><text:span text:style-name="T5">cname <text:s/>profit</text:span></text:p>
      <text:p text:style-name="P2">0 <text:s/>Company A <text:s text:c="3"/>True</text:p>
      <text:p text:style-name="P2">1 <text:s/>Company B <text:s text:c="2"/>False</text:p>
      <text:p text:style-name="P2">2 <text:s/>Company C <text:s text:c="2"/>False</text:p>
      <text:p text:style-name="P2">3 <text:s/>Company D <text:s text:c="3"/>True</text:p>
      <text:p text:style-name="P2"/>
      <text:p text:style-name="P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5">PROGRAM 12</text:p>
      <text:p text:style-name="P24"/>
      <text:p text:style-name="P24">AIM:</text:p>
      <text:p text:style-name="P24"/>
      <text:p text:style-name="P24">Given are two dataframes, with one dataframe containing employee ID(eid),employee Name(ename) and stipend(stipend) and the other dataframe containing employee ID(eid) and designation of the employee(desi<text:span text:style-name="T7">gn</text:span>ation). <text:span text:style-name="T7">Output the dataframe containing employee ID(eid), employee Name(ename), stipend(stipend) and position(position)</text:span></text:p>
      <text:p text:style-name="P24"/>
      <text:p text:style-name="P24"/>
      <text:p text:style-name="P26">CODE:</text:p>
      <text:p text:style-name="P26"/>
      <text:p text:style-name="P26">import panda as pd</text:p>
      <text:p text:style-name="P26">data1 = {</text:p>
      <text:p text:style-name="P26"><text:s text:c="4"/>'eid': [101, 102, 103, 104],</text:p>
      <text:p text:style-name="P26"><text:s text:c="4"/>'ename': ['Alice', 'Bob', 'Charlie', 'David'],</text:p>
      <text:p text:style-name="P26"><text:s text:c="4"/>'stipend': [5000, 6000, 5500, 7000]</text:p>
      <text:p text:style-name="P26">}</text:p>
      <text:p text:style-name="P26"/>
      <text:p text:style-name="P26">data2 = {</text:p>
      <text:p text:style-name="P26"><text:s text:c="4"/>'eid': [101, 103, 104, 105],</text:p>
      <text:p text:style-name="P26"><text:s text:c="4"/>'designation': ['Engineer', 'Manager', 'Analyst', 'Technician']</text:p>
      <text:p text:style-name="P26">}</text:p>
      <text:p text:style-name="P26"/>
      <text:p text:style-name="P26">df1 = pd.DataFrame(data1)</text:p>
      <text:p text:style-name="P26">df2 = pd.DataFrame(data2)</text:p>
      <text:p text:style-name="P26"/>
      <text:p text:style-name="P26">result_df = df1.merge(df2, on='eid', how='left')</text:p>
      <text:p text:style-name="P26"/>
      <text:p text:style-name="P26">result_df = result_df.rename(columns={'designation': 'position'})</text:p>
      <text:p text:style-name="P26"/>
      <text:p text:style-name="P26">print(result_df)</text:p>
      <text:p text:style-name="P26"/>
      <text:p text:style-name="P26"/>
      <text:p text:style-name="P26"/>
      <text:p text:style-name="P27">OUTPUT:</text:p>
      <text:p text:style-name="P27"/>
      <text:p text:style-name="P10"><text:s text:c="3"/><text:span text:style-name="T5">eid <text:s text:c="3"/>ename <text:s/>stipend <text:s/>position</text:span></text:p>
      <text:p text:style-name="P2">0 <text:s/>101 <text:s text:c="3"/>Alice <text:s text:c="4"/>5000 <text:s/>Engineer</text:p>
      <text:p text:style-name="P2">1 <text:s/>102 <text:s text:c="5"/>Bob <text:s text:c="4"/>6000 <text:s text:c="6"/>NaN</text:p>
      <text:p text:style-name="P2">2 <text:s/>103 <text:s/>Charlie <text:s text:c="4"/>5500 <text:s text:c="2"/>Manager</text:p>
      <text:p text:style-name="P2">3 <text:s/>104 <text:s text:c="3"/>David <text:s text:c="4"/>7000 <text:s text:c="2"/>Analyst</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13:18:25.965239166</meta:creation-date>
    <dc:date>2023-11-06T14:09:38.970144939</dc:date>
    <meta:editing-duration>PT7M11S</meta:editing-duration>
    <meta:editing-cycles>1</meta:editing-cycles>
    <meta:document-statistic meta:table-count="0" meta:image-count="0" meta:object-count="0" meta:page-count="12" meta:paragraph-count="210" meta:word-count="719" meta:character-count="5345" meta:non-whitespace-character-count="4296"/>
    <meta:generator>LibreOffice/7.3.7.2$Linux_X86_64 LibreOffice_project/30$Build-2</meta:generator>
  </office:meta>
</office:document-meta>
</file>